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FE0000015414B0F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897cm" fo:margin-left="-1.259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7.488cm"/>
    </style:style>
    <style:style style:name="Tableau1.C" style:family="table-column">
      <style:table-column-properties style:column-width="4.498cm"/>
    </style:style>
    <style:style style:name="Tableau1.1" style:family="table-row">
      <style:table-row-properties style:min-row-height="5.609cm"/>
    </style:style>
    <style:style style:name="Tableau1.A1" style:family="table-cell">
      <style:table-cell-properties fo:background-color="#eeeeee" fo:padding="0.097cm" fo:border="none">
        <style:background-image/>
      </style:table-cell-properties>
    </style:style>
    <style:style style:name="Tableau2" style:family="table">
      <style:table-properties style:width="19.897cm" fo:margin-left="-1.259cm" table:align="left"/>
    </style:style>
    <style:style style:name="Tableau2.A" style:family="table-column">
      <style:table-column-properties style:column-width="10.266cm"/>
    </style:style>
    <style:style style:name="Tableau2.B" style:family="table-column">
      <style:table-column-properties style:column-width="9.631cm"/>
    </style:style>
    <style:style style:name="Tableau2.A1" style:family="table-cell">
      <style:table-cell-properties fo:background-color="#eeeeee" fo:padding="0.097cm" fo:border="none">
        <style:background-image/>
      </style:table-cell-properties>
    </style:style>
    <style:style style:name="Tableau2.2" style:family="table-row">
      <style:table-row-properties style:min-row-height="4.447cm"/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3" style:family="table">
      <style:table-properties style:width="19.897cm" fo:margin-left="-1.259cm" table:align="left"/>
    </style:style>
    <style:style style:name="Tableau3.A" style:family="table-column">
      <style:table-column-properties style:column-width="10.266cm"/>
    </style:style>
    <style:style style:name="Tableau3.B" style:family="table-column">
      <style:table-column-properties style:column-width="9.631cm"/>
    </style:style>
    <style:style style:name="Tableau3.A1" style:family="table-cell">
      <style:table-cell-properties fo:background-color="#eeeeee" fo:padding="0.097cm" fo:border="none">
        <style:background-image/>
      </style:table-cell-properties>
    </style:style>
    <style:style style:name="Tableau3.2" style:family="table-row">
      <style:table-row-properties style:min-row-height="0.161cm"/>
    </style:style>
    <style:style style:name="Tableau3.A2" style:family="table-cell">
      <style:table-cell-properties fo:padding="0.097cm" fo:border="none"/>
    </style:style>
    <style:style style:name="Tableau3.B2" style:family="table-cell">
      <style:table-cell-properties fo:padding="0.097cm" fo:border="none"/>
    </style:style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Table_20_Contents">
      <style:text-properties officeooo:paragraph-rsid="0034e83f" style:font-name-asian="SimSun" style:font-size-asian="14pt" style:font-name-complex="Tahoma" style:font-size-complex="14pt"/>
    </style:style>
    <style:style style:name="P3" style:family="paragraph" style:parent-style-name="Table_20_Contents">
      <style:text-properties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P4" style:family="paragraph" style:parent-style-name="Table_20_Contents">
      <style:text-properties fo:font-size="14pt" fo:font-weight="bold" officeooo:rsid="002f8363" officeooo:paragraph-rsid="002f8363" style:font-name-asian="SimSun" style:font-size-asian="14pt" style:font-weight-asian="bold" style:font-name-complex="Tahoma" style:font-size-complex="14pt" style:font-weight-complex="bold"/>
    </style:style>
    <style:style style:name="P5" style:family="paragraph" style:parent-style-name="Table_20_Contents">
      <style:text-properties fo:font-size="14pt" fo:font-weight="bold" officeooo:rsid="00342c69" officeooo:paragraph-rsid="00342c69" style:font-name-asian="SimSun" style:font-size-asian="14pt" style:font-weight-asian="bold" style:font-name-complex="Tahoma" style:font-size-complex="14pt" style:font-weight-complex="bold"/>
    </style:style>
    <style:style style:name="P6" style:family="paragraph" style:parent-style-name="Table_20_Contents">
      <style:text-properties fo:font-size="14pt" fo:font-weight="bold" officeooo:rsid="00342c69" officeooo:paragraph-rsid="0034e83f" style:font-name-asian="SimSun" style:font-size-asian="14pt" style:font-weight-asian="bold" style:font-name-complex="Tahoma" style:font-size-complex="14pt" style:font-weight-complex="bold"/>
    </style:style>
    <style:style style:name="P7" style:family="paragraph" style:parent-style-name="Table_20_Contents">
      <style:text-properties fo:font-weight="bold" style:font-name-asian="SimSun" style:font-size-asian="16.1000003814697pt" style:font-weight-asian="bold" style:font-name-complex="Tahoma" style:font-size-complex="16.1000003814697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officeooo:paragraph-rsid="00342c69" style:font-name-asian="SimSun" style:font-size-asian="16.1000003814697pt" style:font-weight-asian="bold" style:font-name-complex="Tahoma" style:font-size-complex="16.100000381469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342c69" officeooo:paragraph-rsid="00342c69" style:font-name-asian="SimSun" style:font-size-asian="16pt" style:font-weight-asian="bold" style:font-name-complex="Tahoma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6pt" fo:font-weight="bold" officeooo:rsid="0034e83f" officeooo:paragraph-rsid="0034e83f" style:font-name-asian="SimSun" style:font-size-asian="16pt" style:font-weight-asian="bold" style:font-name-complex="Tahoma" style:font-size-complex="16pt" style:font-weight-complex="bold"/>
    </style:style>
    <style:style style:name="P11" style:family="paragraph" style:parent-style-name="Text_20_body">
      <style:text-properties style:font-name="Arial" fo:font-size="16.1000003814697pt" fo:font-weight="bold" officeooo:rsid="002f1549" style:font-name-asian="SimSun" style:font-size-asian="16.1000003814697pt" style:font-weight-asian="bold" style:font-name-complex="Tahoma" style:font-size-complex="16.1000003814697pt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2f1549" officeooo:paragraph-rsid="002f1549"/>
    </style:style>
    <style:style style:name="P13" style:family="paragraph" style:parent-style-name="Text_20_body">
      <style:text-properties style:font-name="Arial" fo:font-size="16.1000003814697pt" fo:font-weight="bold" officeooo:rsid="002f1549" style:font-name-asian="SimSun" style:font-size-asian="16.1000003814697pt" style:font-weight-asian="bold" style:font-name-complex="Tahoma" style:font-size-complex="16.1000003814697pt" style:font-weight-complex="bold"/>
    </style:style>
    <style:style style:name="P14" style:family="paragraph" style:parent-style-name="Text_20_body">
      <style:text-properties style:font-name="Arial" fo:font-size="10pt" officeooo:paragraph-rsid="0034e83f" style:font-size-asian="10pt" style:font-size-complex="10pt"/>
    </style:style>
    <style:style style:name="P15" style:family="paragraph" style:parent-style-name="Heading_20_1">
      <style:paragraph-properties fo:text-align="center" style:justify-single-word="false"/>
      <style:text-properties officeooo:paragraph-rsid="002f1549"/>
    </style:style>
    <style:style style:name="P16" style:family="paragraph" style:parent-style-name="Table_20_Contents">
      <style:text-properties fo:font-size="14pt" fo:font-weight="bold" officeooo:rsid="00342c69" officeooo:paragraph-rsid="003bda4a" style:font-name-asian="SimSun" style:font-size-asian="14pt" style:font-weight-asian="bold" style:font-name-complex="Tahoma" style:font-size-complex="14pt" style:font-weight-complex="bold"/>
    </style:style>
    <style:style style:name="P17" style:family="paragraph" style:parent-style-name="Heading_20_2">
      <style:paragraph-properties fo:text-align="center" style:justify-single-word="false"/>
      <style:text-properties style:font-name="Arial" fo:font-size="14pt" fo:font-style="italic" fo:font-weight="bold" officeooo:rsid="002f1549" officeooo:paragraph-rsid="002f1549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P18" style:family="paragraph" style:parent-style-name="Heading_20_2">
      <style:text-properties style:font-name="Arial" fo:font-size="16.1000003814697pt" fo:font-weight="bold" officeooo:rsid="002f1549" officeooo:paragraph-rsid="00312104" style:font-name-asian="SimSun" style:font-size-asian="16.1000003814697pt" style:font-weight-asian="bold" style:font-name-complex="Tahoma" style:font-size-complex="16.1000003814697pt" style:font-weight-complex="bold"/>
    </style:style>
    <style:style style:name="T1" style:family="text">
      <style:text-properties style:font-name="Arial" fo:font-size="14pt" fo:font-style="italic" fo:font-weight="bold" officeooo:rsid="002f1549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Arial" fo:font-size="14pt" fo:font-style="italic" fo:font-weight="bold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T3" style:family="text">
      <style:text-properties style:font-name="Arial" fo:font-size="16.1000003814697pt" fo:font-weight="bold" officeooo:rsid="002f1549" style:font-name-asian="SimSun" style:font-size-asian="16.1000003814697pt" style:font-weight-asian="bold" style:font-name-complex="Tahoma" style:font-size-complex="16.1000003814697pt" style:font-weight-complex="bold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3bda4a" style:font-style-asian="italic" style:font-style-complex="italic"/>
    </style:style>
    <style:style style:name="T6" style:family="text">
      <style:text-properties officeooo:rsid="002f1549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.15cm" fo:border="0.06pt solid #000000" style:shadow="none" draw:shadow-opacity="100%" style:flow-with-text="tru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/>
      <text:h text:style-name="P15" text:outline-level="1"><text:span text:style-name="T6">FICHE ATHLETE </text:span><text:span text:style-name="T1"><text:text-input text:description="&lt;o.saison_id.name&gt;">SIASON</text:text-input></text:span></text:h>
      <text:h text:style-name="P17" text:outline-level="2"><text:text-input text:description="&lt;o.ligue_id.name&gt;">Ligue</text:text-input></text:h>
      <text:p text:style-name="P12"><text:span text:style-name="T3"><text:s/></text:span><text:span text:style-name="T2"><text:text-input text:description="&lt;o.club_id.name&gt;">Clube</text:text-input></text:span></text:p>
      <text:h text:style-name="P18" text:outline-level="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  <text:p text:style-name="P4">Licence <text:s/><text:span text:style-name="T4"><text:text-input text:description="&lt;o.name&gt;">Numero</text:text-input></text:span></text:p>
            <text:p text:style-name="P4"/>
            <text:p text:style-name="P4">Date de naissance <text:s/><text:span text:style-name="T4"><text:text-input text:description="&lt;o.datenaissance&gt;">Date naissa</text:text-input></text:span></text:p>
            <text:p text:style-name="P3"/>
            <text:p text:style-name="P4">Lieu de Naisance <text:s/><text:span text:style-name="T4"><text:text-input text:description="&lt;o.lieu_naissance&gt;">Lieu</text:text-input></text:span></text:p>
            <text:p text:style-name="P4"/>
            <text:p text:style-name="P4">Niveau <text:s text:c="3"/><text:span text:style-name="T4"><text:text-input text:description="&lt;o.niveau_scolaire&gt;">niveau</text:text-input></text:span></text:p>
            <text:p text:style-name="P4"/>
            <text:p text:style-name="P4">Pointure <text:s text:c="2"/><text:span text:style-name="T4"><text:text-input text:description="&lt;o.lieu_naissance&gt;">Lieu</text:text-input></text:span></text:p>
            <text:p text:style-name="P3"/>
          </table:table-cell>
          <table:table-cell table:style-name="Tableau1.A1" office:value-type="string">
            <text:p text:style-name="P3"/>
            <text:p text:style-name="P4">Nom <text:s text:c="3"/><text:span text:style-name="T4"><text:text-input text:description="&lt;o.name_at&gt;">nom</text:text-input></text:span></text:p>
            <text:p text:style-name="P4"/>
            <text:p text:style-name="P4">Prénom <text:s text:c="2"/><text:span text:style-name="T4"><text:text-input text:description="&lt;o.prenom&gt;">Prenom</text:text-input></text:span></text:p>
            <text:p text:style-name="P4"/>
            <text:p text:style-name="P4">Discipline <text:s text:c="2"/><text:span text:style-name="T4"><text:text-input text:description="&lt;o.discipline_id.name&gt;">discipline</text:text-input></text:span></text:p>
            <text:p text:style-name="P4"/>
            <text:p text:style-name="P4">Entraîneur <text:s text:c="2"/></text:p>
          </table:table-cell>
          <table:table-cell table:style-name="Tableau1.A1" office:value-type="string">
            <text:p text:style-name="P7"/>
            <text:p text:style-name="P8"><draw:frame draw:style-name="fr1" draw:name="image: asimage(o.image_medium)" text:anchor-type="paragraph" svg:x="0.589cm" svg:y="1.36cm" svg:width="2.314cm" draw:z-index="0"><draw:text-box fo:min-height="2.471cm"><text:p text:style-name="P1"/></draw:text-box></draw:frame> <text:s/>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9">Informations Générales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6">Adresse <text:s/>: <text:span text:style-name="T5"><text:text-input text:description="&lt;o.adresse&gt;">adresse</text:text-input></text:span></text:p>
            <text:p text:style-name="P5"/>
            <text:p text:style-name="P16">Tél Fixe <text:s/>: <text:span text:style-name="T5"><text:text-input text:description="&lt;o.tel1&gt;">fix</text:text-input></text:span></text:p>
            <text:p text:style-name="P5"/>
            <text:p text:style-name="P16">N° CIN <text:s/>: <text:span text:style-name="T5"><text:text-input text:description="&lt;o.cin&gt;">cin</text:text-input></text:span></text:p>
            <text:p text:style-name="P5"/>
            <text:p text:style-name="P16">N° Passeport <text:s/>: <text:span text:style-name="T5"><text:text-input text:description="&lt;o.passeport&gt;">Passeport</text:text-input></text:span></text:p>
          </table:table-cell>
          <table:table-cell table:style-name="Tableau2.B2" office:value-type="string">
            <text:p text:style-name="P16">Email <text:s/>: <text:span text:style-name="T5"><text:text-input text:description="&lt;o.mail&gt;">Mail</text:text-input></text:span></text:p>
            <text:p text:style-name="P5"/>
            <text:p text:style-name="P16">Mobile : <text:span text:style-name="T5"><text:text-input text:description="&lt;o.tel2&gt;">Mobile</text:text-input></text:span></text:p>
            <text:p text:style-name="P5"/>
            <text:p text:style-name="P16">Date Expiration <text:s/>:<text:span text:style-name="T5"> </text:span><text:span text:style-name="T5"><text:text-input text:description="&lt;setLang('fr_FR')&gt;">lang</text:text-input></text:span><text:span text:style-name="T5"> </text:span><text:span text:style-name="T5"><text:text-input text:description="&lt;o.cinexpiration and formatLang(o.cinexpiration, date=True) or ''&gt;">Date</text:text-input></text:span></text:p>
            <text:p text:style-name="P5"/>
            <text:p text:style-name="P16">Date Expiration : <text:span text:style-name="T5"><text:text-input text:description="&lt;setLang('fr_FR')&gt;">lang</text:text-input></text:span><text:span text:style-name="T5"> </text:span><text:span text:style-name="T5"><text:text-input text:description="&lt;o.passeportexpiration and formatLang(o.passeportexpiration, date=True) or ''&gt;">Date</text:text-input></text:span></text:p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0">Synthèse des Résultats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32cm" fo:margin-bottom="1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20.999cm" svg:height="4.263cm" draw:z-index="1"><draw:image xlink:href="Pictures/10000201000006FE0000015414B0FB95.png" xlink:type="simple" xlink:show="embed" xlink:actuate="onLoad"/></draw:frame></text:p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5T21:17:07.388040057</dc:date>
    <meta:editing-duration>P1DT2H8M32S</meta:editing-duration>
    <meta:editing-cycles>214</meta:editing-cycles>
    <meta:generator>LibreOffice/4.2.8.2$Linux_X86_64 LibreOffice_project/420m0$Build-2</meta:generator>
    <dc:title>Aeroo Reports demo template, developed by Alistek</dc:title>
    <meta:document-statistic meta:table-count="3" meta:image-count="1" meta:object-count="0" meta:page-count="1" meta:paragraph-count="23" meta:word-count="105" meta:character-count="432" meta:non-whitespace-character-count="364"/>
    <meta:user-defined meta:name="Info 1"/>
    <meta:user-defined meta:name="Info 2"/>
    <meta:user-defined meta:name="Info 3"/>
    <meta:user-defined meta:name="Info 4"/>
  </office:meta>
</office:document-meta>
</file>